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 text:c="62"/>Lab No.02</text:p>
      <text:p text:style-name="Preformatted_20_Text"/>
      <text:p text:style-name="Preformatted_20_Text">Manisha S.Hagawane</text:p>
      <text:p text:style-name="Preformatted_20_Text">Roll No.33</text:p>
      <text:p text:style-name="Preformatted_20_Text">B.Tech-E-2</text:p>
      <text:p text:style-name="Preformatted_20_Text">Title:Implement aLexical Analyzer for <text:s/>subset of English Language.Build a Symbol table to dynamically declare and lookup part of speech. </text:p>
      <text:p text:style-name="Preformatted_20_Text">_____________________________________________________________________________________________________________________________</text:p>
      <text:p text:style-name="Preformatted_20_Text"/>
      <text:p text:style-name="Preformatted_20_Text">Code:</text:p>
      <text:p text:style-name="Preformatted_20_Text">%{</text:p>
      <text:p text:style-name="Preformatted_20_Text"><text:s text:c="6"/>int LOOKUP1 =0;</text:p>
      <text:p text:style-name="Preformatted_20_Text">Â Â Â Â Â  int verb=1;</text:p>
      <text:p text:style-name="Preformatted_20_Text">Â Â Â Â Â  int adjective=2;</text:p>
      <text:p text:style-name="Preformatted_20_Text">Â Â Â Â Â  int adverb=3;</text:p>
      <text:p text:style-name="Preformatted_20_Text">Â Â Â Â Â  int noun=4;</text:p>
      <text:p text:style-name="Preformatted_20_Text">Â Â Â Â Â  int preposition=5;</text:p>
      <text:p text:style-name="Preformatted_20_Text">Â Â Â Â Â  int proNoun =6;</text:p>
      <text:p text:style-name="Preformatted_20_Text">Â Â Â Â Â  int conJection=7;</text:p>
      <text:p text:style-name="Preformatted_20_Text"/>
      <text:p text:style-name="Preformatted_20_Text"/>
      <text:p text:style-name="Preformatted_20_Text">int state;</text:p>
      <text:p text:style-name="Preformatted_20_Text">int vCount=0,adjCount=0,advCount=0,nounCount=0,prepCount=0,pronCount=0,conjCount=0;</text:p>
      <text:p text:style-name="Preformatted_20_Text"/>
      <text:p text:style-name="Preformatted_20_Text">int add_word(int type, char *word);</text:p>
      <text:p text:style-name="Preformatted_20_Text">int lookup_word(char *word);</text:p>
      <text:p text:style-name="Preformatted_20_Text">%}</text:p>
      <text:p text:style-name="Preformatted_20_Text"/>
      <text:p text:style-name="Preformatted_20_Text">%%</text:p>
      <text:p text:style-name="Preformatted_20_Text">\nÂ Â Â  { state = LOOKUP1; }Â Â Â </text:p>
      <text:p text:style-name="Preformatted_20_Text">^verb { state = verb; vCount ++;}</text:p>
      <text:p text:style-name="Preformatted_20_Text">^adjectiveÂ  { state = adjective; adjCount ++;}</text:p>
      <text:p text:style-name="Preformatted_20_Text">^adverbÂ  { state = adverb; advCount ++;}</text:p>
      <text:p text:style-name="Preformatted_20_Text">^noun { state =noun; nounCount ++; }</text:p>
      <text:p text:style-name="Preformatted_20_Text">^preposition { state = preposition; prepCount ++; }</text:p>
      <text:p text:style-name="Preformatted_20_Text">^proNoun { state = proNoun; pronCount ++;}</text:p>
      <text:p text:style-name="Preformatted_20_Text">^conJection { state = conJection; conjCount ++;}</text:p>
      <text:p text:style-name="Preformatted_20_Text"/>
      <text:p text:style-name="Preformatted_20_Text"/>
      <text:p text:style-name="Preformatted_20_Text">[a-zA-Z]+ {</text:p>
      <text:p text:style-name="Preformatted_20_Text">Â Â Â Â Â Â Â Â Â Â Â Â Â Â Â </text:p>
      <text:p text:style-name="Preformatted_20_Text">Â Â Â Â Â Â Â Â Â Â  if(state != LOOKUP1) {</text:p>
      <text:p text:style-name="Preformatted_20_Text">Â Â Â Â Â Â Â Â Â Â Â Â Â Â Â  add_word(state, yytext);</text:p>
      <text:p text:style-name="Preformatted_20_Text">Â Â Â Â Â Â Â Â Â Â Â Â Â  } else {</text:p>
      <text:p text:style-name="Preformatted_20_Text">Â Â Â Â Â Â Â Â Â Â Â Â Â Â Â Â  switch(lookup_word(yytext)) {</text:p>
      <text:p text:style-name="Preformatted_20_Text">Â Â Â Â Â Â Â Â Â Â Â Â Â Â Â Â  case verb: printf("%s: verb\n", yytext); break;</text:p>
      <text:p text:style-name="Preformatted_20_Text">Â Â Â Â Â Â Â Â Â Â Â Â Â Â Â Â  case adjective: printf("%s: adjective\n", yytext); break;</text:p>
      <text:p text:style-name="Preformatted_20_Text">Â Â Â Â Â Â Â Â Â Â Â Â Â Â Â Â  case adverb: printf("%s: adverb\n", yytext); break;</text:p>
      <text:p text:style-name="Preformatted_20_Text">Â Â Â Â Â Â Â Â Â Â Â Â Â Â Â Â  case noun: printf("%s: noun\n", yytext); break;</text:p>
      <text:p text:style-name="Preformatted_20_Text">Â Â Â Â Â Â Â Â Â Â Â Â Â Â Â Â  case preposition: printf("%s: preposition\n", yytext); break;</text:p>
      <text:p text:style-name="Preformatted_20_Text">Â Â Â Â Â Â Â Â Â Â Â Â Â Â Â Â  case proNoun: printf("%s: pronoun\n", yytext); break;</text:p>
      <text:p text:style-name="Preformatted_20_Text">Â Â Â Â Â Â Â Â Â Â Â Â Â Â Â Â  case conJection: printf("%s: conjunction\n", yytext); break;</text:p>
      <text:p text:style-name="Preformatted_20_Text">Â Â Â Â Â Â Â Â Â Â Â Â Â Â Â Â  default:</text:p>
      <text:p text:style-name="Preformatted_20_Text">Â Â Â Â Â Â Â Â Â Â Â Â Â Â Â Â Â Â Â Â Â Â Â Â  printf("%s: don't recognize\n", yytext);</text:p>
      <text:p text:style-name="Preformatted_20_Text">Â Â Â Â Â Â Â Â Â Â Â Â Â Â Â Â Â Â Â Â Â Â Â Â  break;</text:p>
      <text:p text:style-name="Preformatted_20_Text">Â Â Â Â Â Â Â Â Â Â Â Â Â Â Â Â  }</text:p>
      <text:p text:style-name="Preformatted_20_Text"><text:soft-page-break/>Â Â Â Â Â Â Â Â Â  }</text:p>
      <text:p text:style-name="Preformatted_20_Text">Â Â Â Â Â Â Â Â  }</text:p>
      <text:p text:style-name="Preformatted_20_Text">%%</text:p>
      <text:p text:style-name="Preformatted_20_Text"/>
      <text:p text:style-name="Preformatted_20_Text">main()</text:p>
      <text:p text:style-name="Preformatted_20_Text">{</text:p>
      <text:p text:style-name="Preformatted_20_Text">Â Â Â Â Â  yylex();</text:p>
      <text:p text:style-name="Preformatted_20_Text">printf("\n Adverb Count -%d", advCount);</text:p>
      <text:p text:style-name="Preformatted_20_Text">printf("\n Noun Count -%d", nounCount);</text:p>
      <text:p text:style-name="Preformatted_20_Text">printf("\n Preposition Count -%d", prepCount);</text:p>
      <text:p text:style-name="Preformatted_20_Text">printf("\n Pronoun Count -%d", pronCount);</text:p>
      <text:p text:style-name="Preformatted_20_Text">printf("\n Conjention Count -%d", conjCount);</text:p>
      <text:p text:style-name="Preformatted_20_Text">printf("\n Verb Count -%d \n", vCount);</text:p>
      <text:p text:style-name="Preformatted_20_Text">printf("\n Adjective Count -%d \n", adjCount);</text:p>
      <text:p text:style-name="Preformatted_20_Text"/>
      <text:p text:style-name="Preformatted_20_Text"/>
      <text:p text:style-name="Preformatted_20_Text">}</text:p>
      <text:p text:style-name="Preformatted_20_Text"/>
      <text:p text:style-name="Preformatted_20_Text">struct word {</text:p>
      <text:p text:style-name="Preformatted_20_Text">Â Â Â Â Â  char *wordName;</text:p>
      <text:p text:style-name="Preformatted_20_Text">Â Â Â Â Â  int wordType;</text:p>
      <text:p text:style-name="Preformatted_20_Text">Â Â Â Â Â  struct word *next;</text:p>
      <text:p text:style-name="Preformatted_20_Text">};</text:p>
      <text:p text:style-name="Preformatted_20_Text"/>
      <text:p text:style-name="Preformatted_20_Text">struct word *wordList;Â </text:p>
      <text:p text:style-name="Preformatted_20_Text"/>
      <text:p text:style-name="Preformatted_20_Text">extern void *malloc() ;</text:p>
      <text:p text:style-name="Preformatted_20_Text"/>
      <text:p text:style-name="Preformatted_20_Text">int</text:p>
      <text:p text:style-name="Preformatted_20_Text">add_word(int type, char *word)</text:p>
      <text:p text:style-name="Preformatted_20_Text">{</text:p>
      <text:p text:style-name="Preformatted_20_Text">Â Â Â Â Â  struct word *wp;</text:p>
      <text:p text:style-name="Preformatted_20_Text"/>
      <text:p text:style-name="Preformatted_20_Text">Â Â Â Â Â  if(lookup_word(word) != LOOKUP1) {</text:p>
      <text:p text:style-name="Preformatted_20_Text">Â Â Â Â Â Â Â Â Â Â Â  printf("warning: word %s already defined \n", word);</text:p>
      <text:p text:style-name="Preformatted_20_Text">Â Â Â Â Â Â Â Â Â Â Â  return 0;</text:p>
      <text:p text:style-name="Preformatted_20_Text">Â Â Â Â Â  }</text:p>
      <text:p text:style-name="Preformatted_20_Text"/>
      <text:p text:style-name="Preformatted_20_Text">Â Â Â Â </text:p>
      <text:p text:style-name="Preformatted_20_Text">Â Â Â Â Â  wp = (struct word *) malloc(sizeof(struct word));</text:p>
      <text:p text:style-name="Preformatted_20_Text"/>
      <text:p text:style-name="Preformatted_20_Text">Â Â Â Â Â  wp-&gt;next = wordList;</text:p>
      <text:p text:style-name="Preformatted_20_Text"/>
      <text:p text:style-name="Preformatted_20_Text">Â Â Â Â Â  wp-&gt;wordName = (char *) malloc(strlen(word)+1);</text:p>
      <text:p text:style-name="Preformatted_20_Text">Â Â Â Â Â  strcpy(wp-&gt;wordName, word);</text:p>
      <text:p text:style-name="Preformatted_20_Text">Â Â Â Â Â  wp-&gt;wordType = type;</text:p>
      <text:p text:style-name="Preformatted_20_Text">Â Â Â Â Â  wordList = wp;</text:p>
      <text:p text:style-name="Preformatted_20_Text">Â Â Â Â Â  return 1;Â Â </text:p>
      <text:p text:style-name="Preformatted_20_Text">}</text:p>
      <text:p text:style-name="Preformatted_20_Text"/>
      <text:p text:style-name="Preformatted_20_Text">int</text:p>
      <text:p text:style-name="Preformatted_20_Text">lookup_word(char *word)</text:p>
      <text:p text:style-name="Preformatted_20_Text">{</text:p>
      <text:p text:style-name="Preformatted_20_Text">Â Â Â Â Â  struct word *wp = word_list;</text:p>
      <text:p text:style-name="Preformatted_20_Text">Â Â Â Â Â  for(; wp; wp = wp-&gt;next) {</text:p>
      <text:p text:style-name="Preformatted_20_Text">Â Â Â Â Â  if(strcmp(wp-&gt;word_name, word) == 0)</text:p>
      <text:p text:style-name="Preformatted_20_Text">Â Â Â Â Â Â Â Â Â Â Â  return wp-&gt;word_type;</text:p>
      <text:p text:style-name="Preformatted_20_Text">Â Â Â Â Â  }</text:p>
      <text:p text:style-name="Preformatted_20_Text">Â Â Â Â Â  return LOOKUP1;Â Â Â Â Â Â Â </text:p>
      <text:p text:style-name="Preformatted_20_Text"/>
      <text:p text:style-name="Preformatted_20_Text">}</text:p>
      <text:p text:style-name="Preformatted_20_Text"/>
      <text:p text:style-name="Preformatted_20_Text">Output:</text:p>
      <text:p text:style-name="Preformatted_20_Text">student@unix4-OptiPlex-360:~/Desktop$ lex cdlab2.l</text:p>
      <text:p text:style-name="Preformatted_20_Text"><text:soft-page-break/>student@unix4-OptiPlex-360:~/Desktop$ ./a.out</text:p>
      <text:p text:style-name="Preformatted_20_Text"/>
      <text:p text:style-name="Preformatted_20_Text"/>
      <text:p text:style-name="Preformatted_20_Text">noun Temple</text:p>
      <text:p text:style-name="Preformatted_20_Text"/>
      <text:p text:style-name="Preformatted_20_Text">conJection but</text:p>
      <text:p text:style-name="Preformatted_20_Text"/>
      <text:p text:style-name="Preformatted_20_Text">Adverb finally</text:p>
      <text:p text:style-name="Preformatted_20_Text"/>
      <text:p text:style-name="Preformatted_20_Text">conjection because</text:p>
      <text:p text:style-name="Preformatted_20_Text"/>
      <text:p text:style-name="Preformatted_20_Text">noun Niraj</text:p>
      <text:p text:style-name="Preformatted_20_Text"/>
      <text:p text:style-name="Preformatted_20_Text">verb drink</text:p>
      <text:p text:style-name="Preformatted_20_Text"/>
      <text:p text:style-name="Preformatted_20_Text">proNoun He</text:p>
      <text:p text:style-name="Preformatted_20_Text"/>
      <text:p text:style-name="Preformatted_20_Text">proNoun She</text:p>
      <text:p text:style-name="Preformatted_20_Text"/>
      <text:p text:style-name="Preformatted_20_Text">adverb slowly</text:p>
      <text:p text:style-name="Preformatted_20_Text"/>
      <text:p text:style-name="Preformatted_20_Text">preposition from</text:p>
      <text:p text:style-name="Preformatted_20_Text"/>
      <text:p text:style-name="Preformatted_20_Text">adjective beautiful</text:p>
      <text:p text:style-name="Preformatted_20_Text"/>
      <text:p text:style-name="Preformatted_20_Text">noun Ram</text:p>
      <text:p text:style-name="Preformatted_20_Text"/>
      <text:p text:style-name="Preformatted_20_Text">verb went</text:p>
      <text:p text:style-name="Preformatted_20_Text"/>
      <text:p text:style-name="Preformatted_20_Text"><text:s/></text:p>
      <text:p text:style-name="Preformatted_20_Text"/>
      <text:p text:style-name="Preformatted_20_Text">slowly</text:p>
      <text:p text:style-name="Preformatted_20_Text"/>
      <text:p text:style-name="Preformatted_20_Text">slowly: don't recognize</text:p>
      <text:p text:style-name="Preformatted_20_Text"/>
      <text:p text:style-name="Preformatted_20_Text">Temple</text:p>
      <text:p text:style-name="Preformatted_20_Text"/>
      <text:p text:style-name="Preformatted_20_Text">Temple: noun</text:p>
      <text:p text:style-name="Preformatted_20_Text"/>
      <text:p text:style-name="Preformatted_20_Text"/>
      <text:p text:style-name="Preformatted_20_Text">Adverb Count <text:s text:c="2"/>: 3 </text:p>
      <text:p text:style-name="Preformatted_20_Text"/>
      <text:p text:style-name="Preformatted_20_Text"/>
      <text:p text:style-name="Preformatted_20_Text">Noun Count <text:s/>: 3</text:p>
      <text:p text:style-name="Preformatted_20_Text"/>
      <text:p text:style-name="Preformatted_20_Text"/>
      <text:p text:style-name="Preformatted_20_Text">Preposition Count <text:s/>: 1 </text:p>
      <text:p text:style-name="Preformatted_20_Text"/>
      <text:p text:style-name="Preformatted_20_Text"/>
      <text:p text:style-name="Preformatted_20_Text">Conjuction Count <text:s text:c="2"/>: 2</text:p>
      <text:p text:style-name="Preformatted_20_Text"/>
      <text:p text:style-name="Preformatted_20_Text"/>
      <text:p text:style-name="Preformatted_20_Text">Verb Count <text:s text:c="2"/>: 2</text:p>
      <text:p text:style-name="Preformatted_20_Text"/>
      <text:p text:style-name="Preformatted_20_Text"/>
      <text:p text:style-name="Preformatted_20_Text">Pronoun Count <text:s/>: 2</text:p>
      <text:p text:style-name="Preformatted_20_Text"/>
      <text:p text:style-name="Preformatted_20_Text"/>
      <text:p text:style-name="Preformatted_20_Text">Adjective Count <text:s/>: 1 </text:p>
      <text:p text:style-name="Preformatted_20_Text"/>
      <text:p text:style-name="Preformatted_20_Text"/>
      <text:p text:style-name="Preformatted_20_Text"/>
      <text:p text:style-name="Preformatted_20_Text"/>
      <text:p text:style-name="P1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4:08:35.412825718</meta:creation-date>
    <dc:date>2015-10-29T14:08:49.702822173</dc:date>
    <meta:editing-duration>P0D</meta:editing-duration>
    <meta:editing-cycles>1</meta:editing-cycles>
    <meta:document-statistic meta:table-count="0" meta:image-count="0" meta:object-count="0" meta:page-count="4" meta:paragraph-count="123" meta:word-count="838" meta:character-count="3832" meta:non-whitespace-character-count="2977"/>
    <meta:generator>LibreOffice/4.2.8.2$Linux_x86 LibreOffice_project/420m0$Build-2</meta:generator>
  </office:meta>
</office:document-meta>
</file>